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Meeting – 4/2/13</text:p>
      <text:p text:style-name="Standard"/>
      <text:p text:style-name="Standard"/>
      <text:p text:style-name="Standard">Present: Murray Ross</text:p>
      <text:p text:style-name="Standard"><text:tab/> <text:s/>Ross Eric Barnie</text:p>
      <text:p text:style-name="Standard"><text:tab/> <text:s/>Ross Taylor</text:p>
      <text:p text:style-name="Standard"><text:tab/> <text:s/>Daniel McElroy</text:p>
      <text:p text:style-name="Standard"/>
      <text:p text:style-name="Standard"/>
      <text:p text:style-name="Standard">Points:</text:p>
      <text:p text:style-name="Standard"/>
      <text:list xml:id="list1647994917" text:style-name="L1">
        <text:list-item>
          <text:p text:style-name="P1">Discussion about Dmitrjis – will send him message regarding absences and non attendance.</text:p>
        </text:list-item>
        <text:list-item>
          <text:p text:style-name="P1">Questionaire is ready to be submitted for review.</text:p>
        </text:list-item>
        <text:list-item>
          <text:p text:style-name="P1">Delegating tasks further – Getting links on the first page has been passed from Ross B to Murray</text:p>
        </text:list-item>
        <text:list-item>
          <text:p text:style-name="P1">First demonstration is on Friday, gearing up for this</text:p>
        </text:list-item>
        <text:list-item>
          <text:p text:style-name="P1">After friday serious work on dissertation begins</text:p>
        </text:list-item>
        <text:list-item>
          <text:p text:style-name="P1">Murray has a nasty hangov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urray</meta:initial-creator>
    <meta:creation-date>2013-02-04T16:06:30</meta:creation-date>
    <meta:document-statistic meta:table-count="0" meta:image-count="0" meta:object-count="0" meta:page-count="1" meta:paragraph-count="12" meta:word-count="81" meta:character-count="466" meta:non-whitespace-character-count="394"/>
    <dc:date>2013-02-04T16:09:24</dc:date>
    <dc:creator>ross murray</dc:creator>
    <meta:editing-duration>PT2M54S</meta:editing-duration>
    <meta:editing-cycles>1</meta:editing-cycles>
    <meta:generator>LibreOffice/3.4$Unix LibreOffice_project/340m1$Build-502</meta:generator>
  </office:meta>
</office:document-meta>
</file>